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771in" fo:margin-left="0in" fo:margin-top="0in" fo:margin-bottom="0in" table:align="left"/>
    </style:style>
    <style:style style:name="Table1.A" style:family="table-column">
      <style:table-column-properties style:column-width="2.5833in"/>
    </style:style>
    <style:style style:name="Table1.B" style:family="table-column">
      <style:table-column-properties style:column-width="4.0931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5" style:family="table-row">
      <style:table-row-properties style:min-row-height="0.0729in" fo:keep-together="auto"/>
    </style:style>
    <style:style style:name="Table1.7" style:family="table-row">
      <style:table-row-properties style:min-row-height="0.0208in" fo:keep-together="auto"/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4375in" fo:margin-left="0in" fo:margin-top="0in" fo:margin-bottom="0in" table:align="left"/>
    </style:style>
    <style:style style:name="Table10.A" style:family="table-column">
      <style:table-column-properties style:column-width="2.2188in"/>
    </style:style>
    <style:style style:name="Table10.B" style:family="table-column">
      <style:table-column-properties style:column-width="4.2181in"/>
    </style:style>
    <style:style style:name="Table10.1" style:family="table-row">
      <style:table-row-properties style:min-row-height="0.3472in" fo:keep-together="auto"/>
    </style:style>
    <style:style style:name="Table10.A1" style:family="table-cell">
      <style:table-cell-properties style:vertical-align="" fo:padding="0.0694in" fo:border="0.5pt solid #000000"/>
    </style:style>
    <style:style style:name="Table10.2" style:family="table-row">
      <style:table-row-properties style:min-row-height="0.5764in" fo:keep-together="auto"/>
    </style:style>
    <style:style style:name="Table10.4" style:family="table-row">
      <style:table-row-properties style:min-row-height="0.5451in" fo:keep-together="auto"/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1" style:family="paragraph" style:parent-style-name="Standard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/>
    </style:style>
    <style:style style:name="P26" style:family="paragraph" style:parent-style-name="Standard">
      <style:paragraph-properties fo:margin-top="0.1665in" fo:margin-bottom="0.1665in" loext:contextual-spacing="false" fo:line-height="100%"/>
    </style:style>
    <style:style style:name="P27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2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5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46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break-before="page" fo:keep-with-next="auto"/>
    </style:style>
    <style:style style:name="P4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6" style:family="text">
      <style:text-properties fo:color="#333333" style:font-name="Consolas" fo:background-color="#f8f8f8" loext:char-shading-value="0" style:font-name-asian="Consolas1" style:font-name-complex="Consolas1"/>
    </style:style>
    <style:style style:name="T17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18" style:family="text">
      <style:text-properties fo:color="#188038" style:font-name="Roboto Mono" style:font-name-asian="Roboto Mono1" style:font-name-complex="Roboto Mono1"/>
    </style:style>
    <style:style style:name="T19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0" style:family="text">
      <style:text-properties fo:color="#99007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none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bookmark text:name="_aczyuw2yex2w"/><text:span text:style-name="T1">Introducción a Terraform y Salt Project </text:span><text:span text:style-name="T2"><text:line-break/></text:span><text:span text:style-name="T3">Unidad 07. Terraform y LocalStack para simular Amazon Web Servic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2" draw:name="image2.png" text:anchor-type="char" svg:x="0.7874in" svg:y="8.6764in" svg:width="6.6929in" svg:height="0.4862in" draw:z-index="1"><draw:image xlink:href="Pictures/10000000000007800000008BADE10FA77D575FB0.png" xlink:type="simple" xlink:show="embed" xlink:actuate="onLoad" loext:mime-type="image/png"/></draw:frame><text:span text:style-name="T5">Autor: Sergi García</text:span></text:p>
      <text:p text:style-name="P3"><text:span text:style-name="T5">Actualizado Noviembre 2025</text:span></text:p>
      <text:p text:style-name="P4"/>
      <text:p text:style-name="P3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7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o2cem75fv7qs" text:style-name="Index_20_Link" text:visited-style-name="Index_20_Link"><text:span text:style-name="T13">1. 📘Introducción: simulando la nube en local<text:tab/>3</text:span></text:a></text:p>
          <text:p text:style-name="P17"><text:a xlink:type="simple" xlink:href="#_yvhcqeim12os" text:style-name="Index_20_Link" text:visited-style-name="Index_20_Link"><text:span text:style-name="T13">2. ⚙️ ¿Qué servicios de AWS emula LocalStack?<text:tab/>3</text:span></text:a></text:p>
          <text:p text:style-name="P17"><text:a xlink:type="simple" xlink:href="#_2plswcjsqglp" text:style-name="Index_20_Link" text:visited-style-name="Index_20_Link"><text:span text:style-name="T13">3. 🧰 Instalación de LocalStack<text:tab/>4</text:span></text:a></text:p>
          <text:p text:style-name="P17"><text:a xlink:type="simple" xlink:href="#_3mbbaxmzzd5q" text:style-name="Index_20_Link" text:visited-style-name="Index_20_Link"><text:span text:style-name="T13">4. ⚙️ Integración de Terraform con LocalStack<text:tab/>5</text:span></text:a></text:p>
          <text:p text:style-name="P17"><text:a xlink:type="simple" xlink:href="#_7kiyancndc2t" text:style-name="Index_20_Link" text:visited-style-name="Index_20_Link"><text:span text:style-name="T13">5. 🧠 Beneficios prácticos de LocalStack para IaC y DevOps<text:tab/>6</text:span></text:a></text:p>
          <text:p text:style-name="P17"><text:a xlink:type="simple" xlink:href="#_hjkb3c72l9tf" text:style-name="Index_20_Link" text:visited-style-name="Index_20_Link"><text:span text:style-name="T13">6. 📚Webgrafía<text:tab/>6</text:span></text:a></text:p>
        </text:index-body>
      </text:table-of-content>
      <text:p text:style-name="P15"/>
      <text:p text:style-name="P15"/>
      <text:p text:style-name="P19"/>
      <text:p text:style-name="P19"/>
      <text:p text:style-name="P19"/>
      <text:p text:style-name="P20"><text:span text:style-name="T11">Unidad 07. Terraform y LocalStack para simular Amazon Web Services</text:span></text:p>
      <text:p text:style-name="Heading_20_1"><text:bookmark text:name="_o2cem75fv7qs"/>1. 📘Introducción: simulando la nube en local</text:p>
      <text:p text:style-name="P26">En entornos de aprendizaje o desarrollo, trabajar directamente con <text:span text:style-name="T9">Amazon Web Services (AWS)</text:span> puede resultar complejo o costoso:</text:p>
      <text:list xml:id="list1803635806" text:style-name="WWNum2">
        <text:list-item>
          <text:p text:style-name="P28">Es necesario registrar una cuenta y configurar credenciales.</text:p>
        </text:list-item>
        <text:list-item>
          <text:p text:style-name="P33">Algunos servicios tienen costes de uso reales.</text:p>
        </text:list-item>
        <text:list-item>
          <text:p text:style-name="P38">Los despliegues tardan más debido a la latencia de la nube.</text:p>
        </text:list-item>
      </text:list>
      <text:p text:style-name="P26">Para solventar esto, surge <text:span text:style-name="T9">LocalStack</text:span>, una herramienta que permite <text:span text:style-name="T9">emular los servicios de AWS localmente</text:span> mediante contenedores Docker.</text:p>
      <text:p text:style-name="P26">LocalStack actúa como un <text:span text:style-name="T9">entorno local compatible con las APIs oficiales de AWS</text:span>.</text:p>
      <text:p text:style-name="P26">Esto significa que cualquier aplicación, script o código Terraform que funcione en AWS, también puede ejecutarse contra LocalStack <text:span text:style-name="T9">sin modificaciones</text:span>, simplemente redirigiendo el endpoint a <text:a xlink:type="simple" xlink:href="http://localhost:4566" text:style-name="ListLabel_20_46" text:visited-style-name="ListLabel_20_46"><text:span text:style-name="T14">http://localhost:4566</text:span></text:a>. </text:p>
      <text:p text:style-name="Heading_20_1"><text:bookmark text:name="_yvhcqeim12os"/>2. ⚙️ ¿Qué servicios de AWS emula LocalStack?</text:p>
      <text:p text:style-name="P26">LocalStack puede ejecutar decenas de servicios de AWS de forma simulada, entre los más comunes: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7"><text:span text:style-name="T9">Categoría</text:span></text:p>
          </table:table-cell>
          <table:table-cell table:style-name="Table1.A1" office:value-type="string">
            <text:p text:style-name="P27"><text:span text:style-name="T9">Servicios disponibles</text:span></text:p>
          </table:table-cell>
        </table:table-row>
        <table:table-row table:style-name="Table1.1">
          <table:table-cell table:style-name="Table1.A1" office:value-type="string">
            <text:p text:style-name="P25">Almacenamiento</text:p>
          </table:table-cell>
          <table:table-cell table:style-name="Table1.A1" office:value-type="string">
            <text:p text:style-name="P25">S3, EBS, SQS, SNS</text:p>
          </table:table-cell>
        </table:table-row>
        <table:table-row table:style-name="Table1.1">
          <table:table-cell table:style-name="Table1.A1" office:value-type="string">
            <text:p text:style-name="P25">Bases de datos</text:p>
          </table:table-cell>
          <table:table-cell table:style-name="Table1.A1" office:value-type="string">
            <text:p text:style-name="P25">DynamoDB, RDS</text:p>
          </table:table-cell>
        </table:table-row>
        <table:table-row table:style-name="Table1.1">
          <table:table-cell table:style-name="Table1.A1" office:value-type="string">
            <text:p text:style-name="P25">Cómputo</text:p>
          </table:table-cell>
          <table:table-cell table:style-name="Table1.A1" office:value-type="string">
            <text:p text:style-name="P25">Lambda, ECS, EC2</text:p>
          </table:table-cell>
        </table:table-row>
        <table:table-row table:style-name="Table1.5">
          <table:table-cell table:style-name="Table1.A1" office:value-type="string">
            <text:p text:style-name="P25">Infraestructura</text:p>
          </table:table-cell>
          <table:table-cell table:style-name="Table1.A1" office:value-type="string">
            <text:p text:style-name="P25">CloudFormation, IAM, CloudWatch</text:p>
          </table:table-cell>
        </table:table-row>
        <table:table-row table:style-name="Table1.1">
          <table:table-cell table:style-name="Table1.A1" office:value-type="string">
            <text:p text:style-name="P25">API Gateway</text:p>
          </table:table-cell>
          <table:table-cell table:style-name="Table1.A1" office:value-type="string">
            <text:p text:style-name="P25">REST y HTTP APIs simuladas</text:p>
          </table:table-cell>
        </table:table-row>
        <table:table-row table:style-name="Table1.7">
          <table:table-cell table:style-name="Table1.A1" office:value-type="string">
            <text:p text:style-name="P25">Otros</text:p>
          </table:table-cell>
          <table:table-cell table:style-name="Table1.A1" office:value-type="string">
            <text:p text:style-name="P25">Secrets Manager, KMS, Step Functions</text:p>
          </table:table-cell>
        </table:table-row>
      </table:table>
      <text:p text:style-name="P26">💡 En su versión <text:span text:style-name="T9">gratuita (Community)</text:span>, LocalStack incluye los servicios más usados como S3, Lambda y DynamoDB. La versión <text:span text:style-name="T9">Pro</text:span> amplía la compatibilidad con más de 60 servicios AWS.</text:p>
      <text:p text:style-name="P26">Sus principales casos de uso son:</text:p>
      <text:list xml:id="list378362555" text:style-name="WWNum4">
        <text:list-item>
          <text:p text:style-name="P29">Laboratorios educativos de Terraform y AWS.</text:p>
        </text:list-item>
        <text:list-item>
          <text:p text:style-name="P34">Testing de infraestructura como código (IaC) sin costes.</text:p>
        </text:list-item>
        <text:list-item>
          <text:p text:style-name="P34">Validación de plantillas antes de desplegarlas en producción.</text:p>
        </text:list-item>
        <text:list-item>
          <text:p text:style-name="P39">Ejecución de pipelines CI/CD en entornos sin conexión a Internet.</text:p>
        </text:list-item>
      </text:list>
      <text:p text:style-name="P45"><text:bookmark text:name="_8h2c90jrob0s"/></text:p>
      <text:p text:style-name="P46"><text:bookmark text:name="_2plswcjsqglp"/>3. 🧰 Instalación de LocalStack</text:p>
      <text:p text:style-name="P10"><text:span text:style-name="T9">🔹 Requisitos previos</text:span></text:p>
      <text:p text:style-name="P26">Asegúrate de tener instalados:</text:p>
      <text:list xml:id="list3804398129" text:style-name="WWNum1">
        <text:list-item>
          <text:p text:style-name="P30"><text:span text:style-name="T9">Python 3.8+</text:span> (para instalar la CLI de LocalStack)</text:p>
        </text:list-item>
        <text:list-item>
          <text:p text:style-name="P35"><text:span text:style-name="T9">Docker</text:span> (LocalStack usa contenedores)</text:p>
        </text:list-item>
        <text:list-item>
          <text:p text:style-name="P40"><text:span text:style-name="T9">Terraform</text:span> (para los despliegues IaC)</text:p>
        </text:list-item>
      </text:list>
      <text:p text:style-name="P26">Verifica las instalacione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><text:span text:style-name="T15">python3 --version<text:line-break/>docker --version<text:line-break/>terraform version</text:span></text:p>
          </table:table-cell>
        </table:table-row>
      </table:table>
      <text:p text:style-name="P10"><text:span text:style-name="T9">🔹 Instalación de LocalStack (vía pip)</text:span></text:p>
      <text:p text:style-name="P26">LocalStack se instala fácilmente desde <text:span text:style-name="T9">pip</text:span>, el gestor de paquetes de Python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2"><text:span text:style-name="T16">pip install localstack</text:span></text:p>
          </table:table-cell>
        </table:table-row>
      </table:table>
      <text:p text:style-name="P26">Para instalar la interfaz de línea de comandos adicional (localstack-cli), ejecut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2"><text:span text:style-name="T16">pip install localstack-client</text:span></text:p>
          </table:table-cell>
        </table:table-row>
      </table:table>
      <text:p text:style-name="P10"><text:span text:style-name="T9">🔹 Arrancar LocalStack</text:span></text:p>
      <text:p text:style-name="P26">Una vez instalado, inícialo con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2"><text:span text:style-name="T16">localstack start</text:span></text:p>
          </table:table-cell>
        </table:table-row>
      </table:table>
      <text:p text:style-name="P26">Durante unos segundos verás cómo se inician los contenedores Docker. <text:s/>Cuando aparezca el mensaje: “Ready.” LocalStack estará operativo y escuchando en el puerto <text:span text:style-name="T9">4566</text:span>, que es su gateway principal para todos los servicios AWS simulados.</text:p>
      <text:p text:style-name="P26">Puedes comprobar el estado de los servicios con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2"><text:span text:style-name="T15">curl http://localhost:4566/health</text:span></text:p>
          </table:table-cell>
        </table:table-row>
      </table:table>
      <text:p text:style-name="P26">Deberías obtener una salida como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2"><text:span text:style-name="T15">{<text:line-break/> <text:s/></text:span><text:span text:style-name="T19">"services"</text:span><text:span text:style-name="T15">: {<text:line-break/> <text:s text:c="3"/></text:span><text:span text:style-name="T19">"s3"</text:span><text:span text:style-name="T15">: </text:span><text:span text:style-name="T19">"running"</text:span><text:span text:style-name="T15">,<text:line-break/> <text:s text:c="3"/></text:span><text:span text:style-name="T19">"dynamodb"</text:span><text:span text:style-name="T15">: </text:span><text:span text:style-name="T19">"running"</text:span><text:span text:style-name="T15">,<text:line-break/> <text:s text:c="3"/></text:span><text:span text:style-name="T19">"lambda"</text:span><text:span text:style-name="T15">: </text:span><text:span text:style-name="T19">"running"</text:span><text:span text:style-name="T15"><text:line-break/> <text:s/>}<text:line-break/>}</text:span></text:p>
          </table:table-cell>
        </table:table-row>
      </table:table>
      <text:p text:style-name="P26"/>
      <text:p text:style-name="P10"><text:span text:style-name="T9">🔹 (Opcional) Ejecutar LocalStack con Docker Compose</text:span></text:p>
      <text:p text:style-name="P26">También puedes correr LocalStack directamente como contenedor sin instalarlo globalmente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2"><text:span text:style-name="T15">version: </text:span><text:span text:style-name="T19">"3.8"</text:span><text:span text:style-name="T15"><text:line-break/>services:<text:line-break/> <text:s/>localstack:<text:line-break/> <text:s text:c="3"/>image: </text:span><text:span text:style-name="T19">localstack/localstack:latest</text:span><text:span text:style-name="T15"><text:line-break/> <text:s text:c="3"/>ports:<text:line-break/></text:span><text:span text:style-name="T20"> <text:s text:c="5"/>-</text:span><text:span text:style-name="T15"> </text:span><text:span text:style-name="T19">"4566:4566"</text:span><text:span text:style-name="T15"><text:line-break/></text:span><text:span text:style-name="T20"> <text:s text:c="5"/>-</text:span><text:span text:style-name="T15"> </text:span><text:span text:style-name="T19">"8080:8080"</text:span><text:span text:style-name="T15"><text:line-break/> <text:s text:c="3"/>environment:<text:line-break/></text:span><text:span text:style-name="T20"> <text:s text:c="5"/>-</text:span><text:span text:style-name="T15"> </text:span><text:span text:style-name="T19">SERVICES=s3,dynamodb,lambda</text:span><text:span text:style-name="T15"><text:line-break/></text:span><text:span text:style-name="T20"> <text:s text:c="5"/>-</text:span><text:span text:style-name="T15"> </text:span><text:span text:style-name="T19">DEBUG=1</text:span><text:span text:style-name="T15"><text:line-break/></text:span><text:span text:style-name="T20"> <text:s text:c="5"/>-</text:span><text:span text:style-name="T15"> </text:span><text:span text:style-name="T19">DATA_DIR=/tmp/localstack/data</text:span><text:span text:style-name="T15"><text:line-break/> <text:s text:c="3"/>volumes:<text:line-break/></text:span><text:span text:style-name="T20"> <text:s text:c="5"/>-</text:span><text:span text:style-name="T15"> </text:span><text:span text:style-name="T19">"/var/run/docker.sock:/var/run/docker.sock"</text:span></text:p>
          </table:table-cell>
        </table:table-row>
      </table:table>
      <text:p text:style-name="P26">Levántalo con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2"><text:span text:style-name="T16">docker compose up -d</text:span></text:p>
          </table:table-cell>
        </table:table-row>
      </table:table>
      <text:p text:style-name="P26">Esto levantará LocalStack automáticamente con los servicios indicados.</text:p>
      <text:p text:style-name="P45"><text:bookmark text:name="_3mbbaxmzzd5q"/>4. ⚙️ Integración de Terraform con LocalStack</text:p>
      <text:p text:style-name="Standard">Terraform se comunica con AWS mediante el provider hashicorp/aws. Este provider, por defecto, usa las APIs reales de AWS, pero podemos redirigir sus peticiones a LocalStack indicando un endpoint local (http://localhost:4566).</text:p>
      <text:p text:style-name="Standard">De esta forma, Terraform <text:span text:style-name="T21">cree que está desplegando en AWS</text:span>, pero en realidad está creando los recursos dentro de LocalStack, dentro de tu máquina local.</text:p>
      <text:p text:style-name="P11"><text:span text:style-name="T9">🧠 Entendiendo el flujo de integración Terraform ↔ LocalStack</text:span></text:p>
      <text:p text:style-name="P26">Cuando ejecutas “terraform apply” en este contexto, ocurre el siguiente flujo:</text:p>
      <text:list xml:id="list3608782199" text:style-name="WWNum5">
        <text:list-item>
          <text:p text:style-name="P31">Terraform analiza los recursos definidos (aws_s3_bucket, aws_s3_object).</text:p>
        </text:list-item>
        <text:list-item>
          <text:p text:style-name="P36">El <text:span text:style-name="T9">provider AWS</text:span> interpreta esas configuraciones.</text:p>
        </text:list-item>
        <text:list-item>
          <text:p text:style-name="P36">En lugar de enviar las peticiones a las API reales de AWS, las redirige hacia <text:span text:style-name="T9">LocalStack</text:span>, que actúa como un servidor local en localhost:4566.</text:p>
        </text:list-item>
        <text:list-item>
          <text:p text:style-name="P36">LocalStack, a su vez, ejecuta servicios simulados dentro de contenedores Docker (por ejemplo, un contenedor que simula S3).</text:p>
        </text:list-item>
        <text:list-item>
          <text:p text:style-name="P41">Terraform recibe la respuesta de LocalStack como si proviniera de AWS real, y actualiza su archivo de estado (terraform.tfstate) con la información del recurso creado.</text:p>
        </text:list-item>
      </text:list>
      <text:p text:style-name="P45"><text:bookmark text:name="_3pdzv63mvf8i"/></text:p>
      <text:p text:style-name="P45"><text:bookmark text:name="_mth3ji28dp7d"/></text:p>
      <text:p text:style-name="P45"><text:bookmark text:name="_y6h77s6nnq2u"/></text:p>
      <text:p text:style-name="P45"><text:bookmark text:name="_7kiyancndc2t"/>5. 🧠 Beneficios prácticos de LocalStack para IaC y DevOps</text:p>
      <text:p text:style-name="P26">LocalStack no solo es útil para aprender Terraform, sino que también tiene <text:span text:style-name="T9">usos reales en entornos de desarrollo y testing</text:span>: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7"><text:span text:style-name="T9">Beneficio</text:span></text:p>
          </table:table-cell>
          <table:table-cell table:style-name="Table10.A1" office:value-type="string">
            <text:p text:style-name="P27"><text:span text:style-name="T9">Descripción</text:span></text:p>
          </table:table-cell>
        </table:table-row>
        <table:table-row table:style-name="Table10.2">
          <table:table-cell table:style-name="Table10.A1" office:value-type="string">
            <text:p text:style-name="P26">🧪 <text:span text:style-name="T9">Testing seguro y rápido</text:span></text:p>
          </table:table-cell>
          <table:table-cell table:style-name="Table10.A1" office:value-type="string">
            <text:p text:style-name="P26">Permite probar código Terraform sin afectar entornos reales.</text:p>
          </table:table-cell>
        </table:table-row>
        <table:table-row table:style-name="Table10.2">
          <table:table-cell table:style-name="Table10.A1" office:value-type="string">
            <text:p text:style-name="P26">💸 <text:span text:style-name="T9">Cero costes en la nube</text:span></text:p>
          </table:table-cell>
          <table:table-cell table:style-name="Table10.A1" office:value-type="string">
            <text:p text:style-name="P26">Ideal para formaciones o laboratorios sin cuentas AWS.</text:p>
          </table:table-cell>
        </table:table-row>
        <table:table-row table:style-name="Table10.4">
          <table:table-cell table:style-name="Table10.A1" office:value-type="string">
            <text:p text:style-name="P26">⚙️ <text:span text:style-name="T9">CI/CD local</text:span></text:p>
          </table:table-cell>
          <table:table-cell table:style-name="Table10.A1" office:value-type="string">
            <text:p text:style-name="P26">Se puede integrar en pipelines (GitHub Actions, Jenkins) para pruebas de despliegue.</text:p>
          </table:table-cell>
        </table:table-row>
        <table:table-row table:style-name="Table10.4">
          <table:table-cell table:style-name="Table10.A1" office:value-type="string">
            <text:p text:style-name="P26">🔐 <text:span text:style-name="T9">Entornos aislados</text:span></text:p>
          </table:table-cell>
          <table:table-cell table:style-name="Table10.A1" office:value-type="string">
            <text:p text:style-name="P26">No requiere credenciales AWS; ideal para entornos con políticas de seguridad estrictas.</text:p>
          </table:table-cell>
        </table:table-row>
        <table:table-row table:style-name="Table10.2">
          <table:table-cell table:style-name="Table10.A1" office:value-type="string">
            <text:p text:style-name="P26">💾 <text:span text:style-name="T9">Compatibilidad 100% IaC</text:span></text:p>
          </table:table-cell>
          <table:table-cell table:style-name="Table10.A1" office:value-type="string">
            <text:p text:style-name="P26">Usa los mismos módulos y providers que AWS real.</text:p>
          </table:table-cell>
        </table:table-row>
      </table:table>
      <text:p text:style-name="P26"/>
      <text:p text:style-name="P45"><text:bookmark text:name="_hjkb3c72l9tf"/>6. 📚Webgrafía</text:p>
      <text:list xml:id="list3026590977" text:style-name="WWNum3">
        <text:list-item>
          <text:p text:style-name="P32"><text:span text:style-name="T9">📚 Documentación oficial LocalStack</text:span></text:p>
          <text:list>
            <text:list-item>
              <text:p text:style-name="P43">Guía completa sobre instalación, configuración, servicios soportados y ejemplos de uso. </text:p>
            </text:list-item>
            <text:list-item>
              <text:p text:style-name="P43"><text:a xlink:type="simple" xlink:href="https://docs.localstack.cloud" text:style-name="ListLabel_20_46" text:visited-style-name="ListLabel_20_46"><text:span text:style-name="T14">https://docs.localstack.cloud</text:span></text:a></text:p>
            </text:list-item>
          </text:list>
        </text:list-item>
        <text:list-item>
          <text:p text:style-name="P37"><text:soft-page-break/><text:span text:style-name="T9">📘 Terraform AWS Provider<text:tab/></text:span></text:p>
          <text:list>
            <text:list-item>
              <text:p text:style-name="P43">Detalle de todos los recursos, parámetros y ejemplos de configuración del provider de AWS. </text:p>
            </text:list-item>
            <text:list-item>
              <text:p text:style-name="P43"><text:a xlink:type="simple" xlink:href="https://registry.terraform.io/providers/hashicorp/aws/latest/docs" text:style-name="ListLabel_20_46" text:visited-style-name="ListLabel_20_46"><text:span text:style-name="T14">https://registry.terraform.io/providers/hashicorp/aws/latest/docs</text:span></text:a></text:p>
            </text:list-item>
          </text:list>
        </text:list-item>
        <text:list-item>
          <text:p text:style-name="P37"><text:span text:style-name="T9">🧰 Repositorio oficial Terraform + LocalStack</text:span></text:p>
          <text:list>
            <text:list-item>
              <text:p text:style-name="P43">Ejemplos prácticos del uso conjunto de Terraform con LocalStack, incluyendo múltiples servicios AWS simulados.</text:p>
            </text:list-item>
            <text:list-item>
              <text:p text:style-name="P44"><text:a xlink:type="simple" xlink:href="https://github.com/localstack/terraform-localstack" text:style-name="ListLabel_20_46" text:visited-style-name="ListLabel_20_46"><text:span text:style-name="T14">https://github.com/localstack/terraform-localstack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 <text:s text:c="28"/><text:tab/>Unidad 07. Terraform y LocalStack para simular Amazon Web Services</text:span></text:p>
      </style:header>
      <style:footer>
        <text:p text:style-name="MP4"><text:span text:style-name="MT1"><text:tab/><text:tab/>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3" meta:object-count="0" meta:page-count="4" meta:paragraph-count="113" meta:word-count="944" meta:character-count="6539" meta:non-whitespace-character-count="5621"/>
    <meta:generator>LibreOfficeDev/6.0.5.2$Linux_X86_64 LibreOffice_project/</meta:generator>
  </office:meta>
</office:document-meta>
</file>